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style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b66c" fo:border="0.74pt solid #000000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ffb66c"/>
    </style:style>
    <style:style style:name="ce14" style:family="table-cell" style:parent-style-name="Default" style:data-style-name="N81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1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81">
      <style:table-cell-properties fo:background-color="#ec9ba4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1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81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81">
      <style:table-cell-properties fo:background-color="#ec9ba4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solid" svg:stroke-width="0.05cm" svg:stroke-color="#ff0000" draw:marker-start-width="0.275cm" draw:marker-end-width="0.275cm" draw:fill="none" draw:textarea-horizontal-align="justify" draw:textarea-vertical-align="middle" draw:auto-grow-height="false" fo:min-height="0.625cm" fo:min-width="2.059cm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2cm" svg:height="0.47cm" svg:x="0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objet incorporé (OLE) 3" draw:style-name="gr1" draw:text-style-name="P1" svg:width="1.394cm" svg:height="0.507cm" svg:x="3.023cm" svg:y="2.38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objet incorporé (OLE) 4" draw:style-name="gr1" draw:text-style-name="P1" svg:width="1.526cm" svg:height="0.507cm" svg:x="2.974cm" svg:y="2.9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objet incorporé (OLE) 5" draw:style-name="gr1" draw:text-style-name="P1" svg:width="1.628cm" svg:height="0.539cm" svg:x="2.831cm" svg:y="1.46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objet incorporé (OLE) 6" draw:style-name="gr1" draw:text-style-name="P1" svg:width="1.394cm" svg:height="0.507cm" svg:x="3.001cm" svg:y="3.56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objet incorporé (OLE) 7" draw:style-name="gr1" draw:text-style-name="P1" svg:width="1.526cm" svg:height="0.507cm" svg:x="2.975cm" svg:y="4.09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objet incorporé (OLE) 8" draw:style-name="gr1" draw:text-style-name="P1" svg:width="3.439cm" svg:height="0.507cm" svg:x="2.829cm" svg:y="0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objet incorporé (OLE) 9" draw:style-name="gr1" draw:text-style-name="P1" svg:width="3.928cm" svg:height="0.539cm" svg:x="6.468cm" svg:y="0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name="objet incorporé (OLE) 10" draw:style-name="gr1" draw:text-style-name="P1" svg:width="1.945cm" svg:height="0.507cm" svg:x="0.287cm" svg:y="1.42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name="objet incorporé (OLE) 16" draw:style-name="gr1" draw:text-style-name="P1" svg:width="2.194cm" svg:height="0.47cm" svg:x="17.014cm" svg:y="1.20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custom-shape draw:z-index="12" draw:name="Forme 1" draw:style-name="gr2" draw:text-style-name="P1" svg:width="2.181cm" svg:height="0.747cm" svg:x="0.182cm" svg:y="1.2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3" draw:name="objet incorporé (OLE) 3" draw:style-name="gr1" draw:text-style-name="P1" svg:width="1.394cm" svg:height="0.507cm" svg:x="3.023cm" svg:y="6.37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4" draw:name="objet incorporé (OLE) 4" draw:style-name="gr1" draw:text-style-name="P1" svg:width="1.526cm" svg:height="0.507cm" svg:x="2.974cm" svg:y="6.957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5" draw:name="objet incorporé (OLE) 5" draw:style-name="gr1" draw:text-style-name="P1" svg:width="1.628cm" svg:height="0.539cm" svg:x="2.831cm" svg:y="5.45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6" draw:name="objet incorporé (OLE) 6" draw:style-name="gr1" draw:text-style-name="P1" svg:width="1.394cm" svg:height="0.507cm" svg:x="3.001cm" svg:y="7.553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7" draw:name="objet incorporé (OLE) 7" draw:style-name="gr1" draw:text-style-name="P1" svg:width="1.526cm" svg:height="0.507cm" svg:x="2.975cm" svg:y="8.0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8" draw:name="objet incorporé (OLE) 10" draw:style-name="gr1" draw:text-style-name="P1" svg:width="1.947cm" svg:height="0.507cm" svg:x="0.287cm" svg:y="5.411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custom-shape draw:z-index="19" draw:name="Forme 1" draw:style-name="gr2" draw:text-style-name="P1" svg:width="2.181cm" svg:height="0.747cm" svg:x="0.182cm" svg:y="5.2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7"/>
        <table:table-column table:style-name="co3" table:number-columns-repeated="4" table:default-cell-style-name="ce2"/>
        <table:table-row table:style-name="ro1">
          <table:table-cell table:style-name="ce1">
            <draw:frame table:end-cell-address="Feuille1.A1" table:end-x="2.493cm" table:end-y="0.507cm" draw:z-index="1" draw:name="objet incorporé (OLE) 2" draw:style-name="gr1" draw:text-style-name="P1" svg:width="2.293cm" svg:height="0.507cm" svg:x="0.2cm" svg:y="0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spanned="2" table:number-rows-spanned="1"/>
          <table:covered-table-cell table:style-name="ce30"/>
          <table:table-cell table:style-name="ce40" table:number-columns-spanned="2" table:number-rows-spanned="1"/>
          <table:covered-table-cell table:style-name="ce45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0"/>
          <table:table-cell table:style-name="ce40"/>
          <table:table-cell table:number-columns-repeated="4"/>
        </table:table-row>
        <table:table-row table:style-name="ro1">
          <table:table-cell table:style-name="ce4" table:number-columns-spanned="1" table:number-rows-spanned="2"/>
          <table:table-cell table:style-name="ce8" table:number-columns-spanned="1" table:number-rows-spanned="2"/>
          <table:table-cell table:style-name="ce12" office:value-type="string" calcext:value-type="string" table:number-columns-spanned="1" table:number-rows-spanned="2">
            <text:p>no proj</text:p>
          </table:table-cell>
          <table:table-cell table:style-name="ce41" table:number-columns-spanned="5" table:number-rows-spanned="1"/>
          <table:covered-table-cell table:style-name="ce41"/>
          <table:covered-table-cell table:number-columns-repeated="3" table:style-name="ce50"/>
        </table:table-row>
        <table:table-row table:style-name="ro1">
          <table:covered-table-cell table:style-name="ce5"/>
          <table:covered-table-cell table:style-name="ce9"/>
          <table:covered-table-cell table:style-name="ce13"/>
          <table:table-cell table:style-name="ce2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50">
            <draw:frame table:end-cell-address="Feuille1.H4" table:end-x="2.665cm" table:end-y="0.552cm" draw:z-index="11" draw:name="objet incorporé (OLE) 11" draw:style-name="gr1" draw:text-style-name="P1" svg:width="1.526cm" svg:height="0.507cm" svg:x="1.139cm" svg:y="0.045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EM</text:p>
          </table:table-cell>
          <table:table-cell table:style-name="ce10"/>
          <table:table-cell table:style-name="ce14" office:value-type="string" calcext:value-type="string">
            <text:p>0.007416118179933</text:p>
          </table:table-cell>
          <table:table-cell table:style-name="ce24" office:value-type="string" calcext:value-type="string">
            <text:p>0.00741611817993274</text:p>
          </table:table-cell>
          <table:table-cell table:style-name="ce27" office:value-type="string" calcext:value-type="string">
            <text:p>0.007416118179931677</text:p>
          </table:table-cell>
          <table:table-cell table:style-name="ce27" office:value-type="string" calcext:value-type="string">
            <text:p>0.007416118179935782</text:p>
          </table:table-cell>
          <table:table-cell table:style-name="ce27" office:value-type="string" calcext:value-type="string">
            <text:p>0.007416118179932973</text:p>
          </table:table-cell>
          <table:table-cell table:style-name="ce27" office:value-type="string" calcext:value-type="string">
            <text:p>0.007416118179932941</text:p>
          </table:table-cell>
        </table:table-row>
        <table:table-row table:style-name="ro1">
          <table:covered-table-cell table:style-name="ce6"/>
          <table:table-cell table:style-name="ce10"/>
          <table:table-cell table:style-name="ce15" office:value-type="string" calcext:value-type="string">
            <text:p>0.02130646160952785</text:p>
          </table:table-cell>
          <table:table-cell table:style-name="ce24" office:value-type="string" calcext:value-type="string">
            <text:p>0.021306461609527597</text:p>
          </table:table-cell>
          <table:table-cell table:style-name="ce28" office:value-type="string" calcext:value-type="string">
            <text:p>0.021306461609526366</text:p>
          </table:table-cell>
          <table:table-cell table:style-name="ce28" office:value-type="string" calcext:value-type="string">
            <text:p>0.021306461609530095</text:p>
          </table:table-cell>
          <table:table-cell table:style-name="ce28" office:value-type="string" calcext:value-type="string">
            <text:p>0.021306461609527795</text:p>
          </table:table-cell>
          <table:table-cell table:style-name="ce28" office:value-type="string" calcext:value-type="string">
            <text:p>0.02130646160952738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Corr add </text:p>
            <text:p>(FEM)</text:p>
          </table:table-cell>
          <table:table-cell table:style-name="ce10"/>
          <table:table-cell table:style-name="ce16" office:value-type="string" calcext:value-type="string">
            <text:p>0.01674761243360696</text:p>
          </table:table-cell>
          <table:table-cell table:style-name="ce24" office:value-type="string" calcext:value-type="string">
            <text:p>0.015265611153217071</text:p>
          </table:table-cell>
          <table:table-cell table:style-name="ce27" office:value-type="string" calcext:value-type="string">
            <text:p>0.01674371508690137</text:p>
          </table:table-cell>
          <table:table-cell table:style-name="ce27" office:value-type="string" calcext:value-type="string">
            <text:p>0.016747605247132074</text:p>
          </table:table-cell>
          <table:table-cell table:style-name="ce27" office:value-type="string" calcext:value-type="string">
            <text:p>0.016747612427473926</text:p>
          </table:table-cell>
          <table:table-cell table:style-name="ce28" office:value-type="string" calcext:value-type="string">
            <text:p>0.01674761243360725</text:p>
          </table:table-cell>
        </table:table-row>
        <table:table-row table:style-name="ro1">
          <table:covered-table-cell table:style-name="ce6"/>
          <table:table-cell table:style-name="ce10"/>
          <table:table-cell table:style-name="ce17" office:value-type="string" calcext:value-type="string">
            <text:p>0.00014098518106003534</text:p>
          </table:table-cell>
          <table:table-cell table:style-name="ce25" office:value-type="string" calcext:value-type="string">
            <text:p>0.006800307566283219</text:p>
          </table:table-cell>
          <table:table-cell table:style-name="ce28" office:value-type="string" calcext:value-type="string">
            <text:p>0.00038656350163388697</text:p>
          </table:table-cell>
          <table:table-cell table:style-name="ce28" office:value-type="string" calcext:value-type="string">
            <text:p>0.00014191717280804126</text:p>
          </table:table-cell>
          <table:table-cell table:style-name="ce28" office:value-type="string" calcext:value-type="string">
            <text:p>0.00014098576336019688</text:p>
          </table:table-cell>
          <table:table-cell table:style-name="ce28" office:value-type="string" calcext:value-type="string">
            <text:p>0.00014098518105995825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4" table:number-columns-spanned="1" table:number-rows-spanned="2"/>
          <table:table-cell table:style-name="ce8" table:number-columns-spanned="1" table:number-rows-spanned="2"/>
          <table:table-cell table:style-name="ce12" office:value-type="string" calcext:value-type="string" table:number-columns-spanned="1" table:number-rows-spanned="2">
            <text:p>no proj</text:p>
          </table:table-cell>
          <table:table-cell table:number-columns-repeated="5"/>
        </table:table-row>
        <table:table-row table:style-name="ro1">
          <table:covered-table-cell table:style-name="ce5"/>
          <table:covered-table-cell table:style-name="ce9"/>
          <table:covered-table-cell table:style-name="ce13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FEM</text:p>
          </table:table-cell>
          <table:table-cell table:style-name="ce10"/>
          <table:table-cell table:style-name="ce19" office:value-type="float" office:value="0.0119" calcext:value-type="float">
            <text:p>1,19E-02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0"/>
          <table:table-cell table:style-name="ce19" office:value-type="float" office:value="0.0119" calcext:value-type="float">
            <text:p>1,19E-0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Corr add </text:p>
            <text:p>(FEM)</text:p>
          </table:table-cell>
          <table:table-cell table:style-name="ce10"/>
          <table:table-cell table:style-name="ce20" office:value-type="float" office:value="0.000482" calcext:value-type="float">
            <text:p>4,82E-04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0"/>
          <table:table-cell table:style-name="ce19" office:value-type="float" office:value="0.0000199" calcext:value-type="float">
            <text:p>1,99E-05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7" office:value-type="string" calcext:value-type="string" table:number-columns-spanned="8" table:number-rows-spanned="2">
            <text:p>, </text:p>
          </table:table-cell>
          <table:covered-table-cell table:number-columns-repeated="3"/>
          <table:covered-table-cell table:number-columns-repeated="4" table:style-name="ce45"/>
        </table:table-row>
        <table:table-row table:style-name="ro2">
          <table:covered-table-cell table:number-columns-repeated="4"/>
          <table:covered-table-cell table:number-columns-repeated="4" table:style-name="ce45"/>
        </table:table-row>
        <table:table-row table:style-name="ro2" table:number-rows-repeated="12">
          <table:table-cell table:number-columns-repeated="8"/>
        </table:table-row>
        <table:table-row table:style-name="ro2">
          <table:table-cell office:value-type="string" calcext:value-type="string">
            <text:p>FEM : u_theta + C_tild où C_tild P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hiFEM : u_theta + phi*C où C P1 (et phi P10)</text:p>
          </table:table-cell>
          <table:table-cell table:number-columns-repeated="7"/>
        </table:table-row>
        <table:table-row table:style-name="ro2" table:number-rows-repeated="104854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6:33:09.972570351</meta:creation-date>
    <dc:date>2023-11-14T10:28:57.133516730</dc:date>
    <meta:editing-duration>PT2H45M36S</meta:editing-duration>
    <meta:editing-cycles>17</meta:editing-cycles>
    <meta:generator>LibreOffice/7.3.7.2$Linux_X86_64 LibreOffice_project/30$Build-2</meta:generator>
    <meta:document-statistic meta:table-count="1" meta:cell-count="41" meta:object-count="2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u</mi>
      <mi mathvariant="italic">project</mi>
      <mi mathvariant="italic">on</mi>
    </mrow>
    <annotation encoding="StarMath 5.0">u project on </annotation>
  </semantics>
</math>
</file>

<file path=Object 11/content.xml><?xml version="1.0" encoding="utf-8"?>
<math xmlns="http://www.w3.org/1998/Math/MathML" display="block">
  <semantics>
    <mrow>
      <mi mathvariant="italic">deg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</mrow>
    <annotation encoding="StarMath 5.0">deg(u)=1 </annotation>
  </semantics>
</math>
</file>

<file path=Object 12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i>u</mi>
        </mrow>
        <mo fence="true" form="postfix" stretchy="false">)</mo>
      </mrow>
    </mrow>
    <annotation encoding="StarMath 5.0">deg(u)</annotation>
  </semantics>
</math>
</file>

<file path=Object 13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>θ</mi>
          </msub>
        </mrow>
        <mo fence="true" form="postfix" stretchy="false">)</mo>
      </mrow>
    </mrow>
    <annotation encoding="StarMath 5.0">deg(u_%theta)</annotation>
  </semantics>
</math>
</file>

<file path=Object 14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 mathvariant="italic">ex</mi>
          </msub>
        </mrow>
        <mo fence="true" form="postfix" stretchy="false">)</mo>
      </mrow>
    </mrow>
    <annotation encoding="StarMath 5.0">deg(u_ex) </annotation>
  </semantics>
</math>
</file>

<file path=Object 15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i>u</mi>
        </mrow>
        <mo fence="true" form="postfix" stretchy="false">)</mo>
      </mrow>
    </mrow>
    <annotation encoding="StarMath 5.0">deg(u)</annotation>
  </semantics>
</math>
</file>

<file path=Object 16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>θ</mi>
          </msub>
        </mrow>
        <mo fence="true" form="postfix" stretchy="false">)</mo>
      </mrow>
    </mrow>
    <annotation encoding="StarMath 5.0">deg(u_{%theta})</annotation>
  </semantics>
</math>
</file>

<file path=Object 17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>θ</mi>
          </msub>
        </mrow>
        <mo fence="true" form="postfix" stretchy="false">)</mo>
      </mrow>
    </mrow>
    <annotation encoding="StarMath 5.0">deg(u_%theta)</annotation>
  </semantics>
</math>
</file>

<file path=Object 18/content.xml><?xml version="1.0" encoding="utf-8"?>
<math xmlns="http://www.w3.org/1998/Math/MathML" display="block">
  <semantics>
    <mrow>
      <mi mathvariant="italic">deg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2</mn>
      </mrow>
    </mrow>
    <annotation encoding="StarMath 5.0">deg(u)=2</annotation>
  </semantics>
</math>
</file>

<file path=Object 2/content.xml><?xml version="1.0" encoding="utf-8"?>
<math xmlns="http://www.w3.org/1998/Math/MathML" display="block">
  <semantics>
    <mrow>
      <mi mathvariant="italic">deg</mi>
      <mrow>
        <mrow>
          <mo fence="true" form="prefix" stretchy="false">(</mo>
          <mrow>
            <msub>
              <mi>u</mi>
              <mi>θ</mi>
            </msub>
          </mrow>
          <mo fence="true" form="postfix" stretchy="false">)</mo>
        </mrow>
        <mo stretchy="false">=</mo>
        <mn>10</mn>
      </mrow>
    </mrow>
    <annotation encoding="StarMath 5.0">deg(u_{%theta})=10</annotation>
  </semantics>
</math>
</file>

<file path=Object 3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i>u</mi>
        </mrow>
        <mo fence="true" form="postfix" stretchy="false">)</mo>
      </mrow>
    </mrow>
    <annotation encoding="StarMath 5.0">deg(u)</annotation>
  </semantics>
</math>
</file>

<file path=Object 4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>θ</mi>
          </msub>
        </mrow>
        <mo fence="true" form="postfix" stretchy="false">)</mo>
      </mrow>
    </mrow>
    <annotation encoding="StarMath 5.0">deg(u_%theta)</annotation>
  </semantics>
</math>
</file>

<file path=Object 5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 mathvariant="italic">ex</mi>
          </msub>
        </mrow>
        <mo fence="true" form="postfix" stretchy="false">)</mo>
      </mrow>
    </mrow>
    <annotation encoding="StarMath 5.0">deg(u_ex) </annotation>
  </semantics>
</math>
</file>

<file path=Object 6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i>u</mi>
        </mrow>
        <mo fence="true" form="postfix" stretchy="false">)</mo>
      </mrow>
    </mrow>
    <annotation encoding="StarMath 5.0">deg(u)</annotation>
  </semantics>
</math>
</file>

<file path=Object 7/content.xml><?xml version="1.0" encoding="utf-8"?>
<math xmlns="http://www.w3.org/1998/Math/MathML" display="block">
  <semantics>
    <mrow>
      <mi mathvariant="italic">deg</mi>
      <mrow>
        <mo fence="true" form="prefix" stretchy="false">(</mo>
        <mrow>
          <msub>
            <mi>u</mi>
            <mi>θ</mi>
          </msub>
        </mrow>
        <mo fence="true" form="postfix" stretchy="false">)</mo>
      </mrow>
    </mrow>
    <annotation encoding="StarMath 5.0">deg(u_%theta)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i mathvariant="italic">Space</mi>
      </mrow>
      <mrow>
        <mo fence="true" form="prefix" stretchy="false">(</mo>
        <mrow>
          <mrow>
            <mi mathvariant="italic">deg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V = Space(deg(u))</annotation>
  </semantics>
</math>
</file>

<file path=Object 9/content.xml><?xml version="1.0" encoding="utf-8"?>
<math xmlns="http://www.w3.org/1998/Math/MathML" display="block">
  <semantics>
    <mrow>
      <mrow>
        <msub>
          <mi>V</mi>
          <mi mathvariant="italic">phi</mi>
        </msub>
        <mo stretchy="false">=</mo>
        <mi mathvariant="italic">Space</mi>
      </mrow>
      <mrow>
        <mo fence="true" form="prefix" stretchy="false">(</mo>
        <mrow>
          <mrow>
            <mi mathvariant="italic">deg</mi>
            <mrow>
              <mo fence="true" form="prefix" stretchy="false">(</mo>
              <mrow>
                <msub>
                  <mi>u</mi>
                  <mi>θ</mi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V_phi=Space(deg(u_%theta))</annotation>
  </semantics>
</math>
</file>